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30000041B3C5401608F9187A1.jpg" manifest:media-type="image/jpeg"/>
  <manifest:file-entry manifest:full-path="Pictures/10000000000002EB00000384ACC1FC1342F1944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ebcd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85cm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byssinica SIL" fo:font-size="64pt" fo:font-weight="bold" style:font-size-asian="64pt" style:font-weight-asian="bold" style:font-size-complex="6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byssinica SIL" fo:font-size="64pt" fo:font-weight="bold" style:font-size-asian="64pt" style:font-weight-asian="bold" style:font-size-complex="64pt" style:font-weight-complex="bold"/>
    </style:style>
    <style:style style:name="P4" style:family="paragraph">
      <style:paragraph-properties fo:text-align="center"/>
      <style:text-properties fo:font-size="32pt" fo:font-style="italic" fo:background-color="#ffebcd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font-size="32pt" fo:font-style="italic" fo:background-color="#ffebcd" style:font-size-asian="32pt" style:font-style-asian="italic" style:font-size-complex="32pt" style:font-style-complex="italic"/>
    </style:style>
    <style:style style:name="T1" style:family="text">
      <style:text-properties style:font-name="Abyssinica SIL" fo:font-size="64pt" style:font-size-asian="64pt" style:font-size-complex="64pt"/>
    </style:style>
    <style:style style:name="T2" style:family="text">
      <style:text-properties style:font-name="Abyssinica SIL" fo:font-size="64pt" fo:font-style="italic" style:font-size-asian="64pt" style:font-style-asian="italic" style:font-size-complex="64pt" style:font-style-complex="italic"/>
    </style:style>
    <style:style style:name="T3" style:family="text">
      <style:text-properties fo:font-size="32pt" fo:font-style="italic" fo:font-weight="bold" fo:background-color="#ffebc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er4" svg:width="22.984cm" svg:height="30.1cm" svg:x="-0.384cm" svg:y="-0.3cm">
          <draw:image xlink:href="Pictures/10000000000002EB00000384ACC1FC1342F1944A.jpg" xlink:type="simple" xlink:show="embed" xlink:actuate="onLoad">
            <text:p/>
          </draw:image>
        </draw:frame>
        <draw:frame draw:style-name="gr1" draw:text-style-name="P1" draw:layer="layout" svg:width="10.831cm" svg:height="15.745cm" svg:x="5.085cm" svg:y="9.178cm">
          <draw:image xlink:href="Pictures/10000000000002D30000041B3C5401608F9187A1.jpg" xlink:type="simple" xlink:show="embed" xlink:actuate="onLoad">
            <text:p/>
          </draw:image>
        </draw:frame>
        <draw:frame draw:style-name="gr2" draw:text-style-name="P3" draw:layer="layout" svg:width="16.9cm" svg:height="7.019cm" svg:x="2.05cm" svg:y="1.9cm">
          <draw:text-box>
            <text:p text:style-name="P2"><text:span text:style-name="T1">Delivering</text:span></text:p>
            <text:p text:style-name="P2"><text:span text:style-name="T1">the </text:span></text:p>
            <text:p text:style-name="P2"><text:span text:style-name="T2">Impossible</text:span></text:p>
          </draw:text-box>
        </draw:frame>
        <draw:frame draw:style-name="gr3" draw:text-style-name="P5" draw:layer="layout" svg:width="16.6cm" svg:height="4.049cm" svg:x="2.6cm" svg:y="25.4cm">
          <draw:text-box>
            <text:p text:style-name="P4"><text:span text:style-name="T3">Delivering Successful Projects </text:span><text:span text:style-name="T3">by Managing Their </text:span><text:span text:style-name="T3">Contradi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ebcd" draw:opacity="80%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opacity="47%" draw:shadow-opacity="47%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3:06:10.228816301</meta:creation-date>
    <dc:date>2020-02-03T13:31:56.746043228</dc:date>
    <meta:editing-duration>PT51S</meta:editing-duration>
    <meta:editing-cycles>1</meta:editing-cycles>
    <meta:document-statistic meta:object-count="4"/>
    <meta:generator>LibreOffice/6.0.7.3$Linux_X86_64 LibreOffice_project/00m0$Build-3</meta:generator>
  </office:meta>
</office:document-meta>
</file>